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34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17" style:family="table-cell" style:parent-style-name="Default" style:data-style-name="N121">
      <style:table-cell-properties fo:background-color="#ffff00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21">
      <style:table-cell-properties fo:background-color="#ffff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number-columns-repeated="5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]+[.AD2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3]+[.AD3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4]+[.AD4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5]+[.AD5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6]+[.AD6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8]+[.AD8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9]+[.AD9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0]+[.AD10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1]+[.AD11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652326755279197" calcext:value-type="float">
            <text:p>0.6523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7]+[.AD17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9]+[.AD19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1]+[.AD21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3]+[.AD23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5]+[.AD25])/2" office:value-type="float" office:value="0.267764901623169" calcext:value-type="float">
            <text:p>0.2678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6]+[.AD26])/2" office:value-type="float" office:value="0.628588330861058" calcext:value-type="float">
            <text:p>0.6286</text:p>
          </table:table-cell>
        </table:table-row>
        <table:table-row table:style-name="ro2">
          <table:table-cell table:style-name="ce8" office:value-type="string" calcext:value-type="string">
            <text:p>7a1dd26d0e9a4ea69d70bd1759e9f332</text:p>
          </table:table-cell>
          <table:table-cell table:style-name="ce8" office:value-type="string" calcext:value-type="string">
            <text:p>NoHateCoarse_config08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run_nohate_experiments.py</text:p>
          </table:table-cell>
          <table:table-cell table:style-name="ce8" office:value-type="string" calcext:value-type="string">
            <text:p>root</text:p>
          </table:table-cell>
          <table:table-cell table:style-name="ce8" office:value-type="string" calcext:value-type="string">
            <text:p>RUNNING</text:p>
          </table:table-cell>
          <table:table-cell table:style-name="ce8" office:value-type="float" office:value="47.3243697478992" calcext:value-type="float">
            <text:p>47.3243697478992</text:p>
          </table:table-cell>
          <table:table-cell table:style-name="ce8" office:value-type="float" office:value="0.000840336134453782" calcext:value-type="float">
            <text:p>0.000840336134454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TextClassificationHead</text:p>
          </table:table-cell>
          <table:table-cell table:style-name="ce8" office:value-type="string" calcext:value-type="string">
            <text:p>NoHateCoarseProcessor</text:p>
          </table:table-cell>
          <table:table-cell table:style-name="ce8" office:value-type="string" calcext:value-type="string">
            <text:p>BertTokenizer</text:p>
          </table:table-cell>
          <table:table-cell table:style-name="ce8" office:value-type="float" office:value="0.1" calcext:value-type="float">
            <text:p>0.1</text:p>
          </table:table-cell>
          <table:table-cell table:style-name="ce17" office:value-type="float" office:value="0.659371571401467" calcext:value-type="float">
            <text:p>0.6594</text:p>
          </table:table-cell>
          <table:table-cell table:style-name="ce17" office:value-type="float" office:value="1.16891729831696" calcext:value-type="float">
            <text:p>1.1689</text:p>
          </table:table-cell>
          <table:table-cell table:style-name="ce17" office:value-type="float" office:value="0.0222354978322983" calcext:value-type="float">
            <text:p>0.0222</text:p>
          </table:table-cell>
          <table:table-cell table:style-name="ce19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24" table:formula="of:=([.AA27]+[.AD2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632497389069415" calcext:value-type="float">
            <text:p>0.6325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07:40:54.353723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20:34:17.819963779</dc:date>
    <meta:editing-duration>PT12H30M5S</meta:editing-duration>
    <meta:editing-cycles>21</meta:editing-cycles>
    <meta:generator>LibreOffice/6.2.5.2$Linux_X86_64 LibreOffice_project/20$Build-2</meta:generator>
    <meta:document-statistic meta:table-count="1" meta:cell-count="837" meta:object-count="0"/>
  </office:meta>
</office:document-meta>
</file>